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731" style:master-page-name="MasterPage2" style:family="paragraph" style:name="P38">
      <style:paragraph-properties fo:line-height="1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6">
      <style:text-properties fo:font-variant="normal" fo:text-transform="none" fo:color="#000000" style:text-line-through-type="none" fo:font-family="Times New Roman" style:font-family-complex="Times New Roman" fo:font-size="12pt" style:font-size-complex="12pt" fo:letter-spacing="0pt" fo:language="de" fo:country="CH" fo:font-style="normal" style:text-underline-type="none" style:text-underline-width="auto" fo:font-weight="bold" text:display="none"/>
    </style:style>
    <style:style style:family="text" style:name="T37">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8">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1" style:family="paragraph" style:name="P39">
      <style:paragraph-properties fo:line-height="1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9">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italic" style:text-underline-type="none" style:text-underline-width="auto" fo:font-weight="bold" text:display="none"/>
    </style:style>
    <style:style style:family="text" style:name="T40">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italic" style:text-underline-type="none" style:text-underline-width="auto" fo:font-weight="bold" text:display="none"/>
    </style:style>
    <style:style style:family="text" style:name="T41">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italic" style:text-underline-type="none" style:text-underline-width="auto" fo:font-weight="bold" text:display="none"/>
    </style:style>
    <style:style style:family="text" style:name="T42">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43">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2" style:family="paragraph" style:name="P40">
      <style:paragraph-properties fo:line-height="1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44">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4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46">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2" style:family="paragraph" style:name="P41">
      <style:paragraph-properties fo:line-height="1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47">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48">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49">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50">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51">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52">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53">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54">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55">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56">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57">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58">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59">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60">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61">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62">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63">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64">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65">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66">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67">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68">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69">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70">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71">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72">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73">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74">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75">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76">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77">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78">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79">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80">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81">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82">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83">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84">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85">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86">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87">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88">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89">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90">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91">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92">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93">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94">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95">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96">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97">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98">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99">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00">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01">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02">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03">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2" style:family="paragraph" style:name="P42">
      <style:paragraph-properties fo:line-height="1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04">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05">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06">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07">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08">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09">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2" style:family="paragraph" style:name="P43">
      <style:paragraph-properties fo:line-height="1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10">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111">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12">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13">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14">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15">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16">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17">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18">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19">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20">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21">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22">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23">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24">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1" style:family="paragraph" style:name="P44">
      <style:paragraph-properties fo:line-height="1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25">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italic" style:text-underline-type="none" style:text-underline-width="auto" fo:font-weight="bold" text:display="none"/>
    </style:style>
    <style:style style:family="text" style:name="T126">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127">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28">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1" style:family="paragraph" style:name="P45">
      <style:paragraph-properties fo:line-height="1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29">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30">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31">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1" style:family="paragraph" style:name="P46">
      <style:paragraph-properties fo:line-height="1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32">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133">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34">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1" style:family="paragraph" style:name="P47">
      <style:paragraph-properties fo:line-height="1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35">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36">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37">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38">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39">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40">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41">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42">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43">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44">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45">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46">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47">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48">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49">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50">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151">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52">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53">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54">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55">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56">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57">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58">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59">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60">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61">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62">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63">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64">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65">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66">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67">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68">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69">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1" style:family="paragraph" style:name="P48">
      <style:paragraph-properties fo:line-height="1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70">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71">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72">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2" style:family="paragraph" style:name="P49">
      <style:paragraph-properties fo:line-height="1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73">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italic" style:text-underline-type="none" style:text-underline-width="auto" fo:font-weight="bold" text:display="none"/>
    </style:style>
    <style:style style:family="text" style:name="T174">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7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1" style:family="paragraph" style:name="P50">
      <style:paragraph-properties fo:line-height="1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76">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77">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78">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1" style:family="paragraph" style:name="P51">
      <style:paragraph-properties fo:line-height="1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79">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180">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81">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1" style:family="paragraph" style:name="P52">
      <style:paragraph-properties fo:line-height="1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82">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183">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84">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2" style:family="paragraph" style:name="P53">
      <style:paragraph-properties fo:line-height="1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85">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86">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87">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88">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89">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90">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91">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92">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93">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94">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9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2" style:family="paragraph" style:name="P54">
      <style:paragraph-properties fo:line-height="115%" fo:margin-left="0cm" fo:margin-right="0cm" fo:text-indent="0cm"/>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96">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italic" style:text-underline-type="none" style:text-underline-width="auto" fo:font-weight="bold" text:display="none"/>
    </style:style>
    <style:style style:family="text" style:name="T197">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98">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1" style:family="paragraph" style:name="P55">
      <style:paragraph-properties fo:line-height="1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199">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200">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01">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2" style:family="paragraph" style:name="P56">
      <style:paragraph-properties/>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02">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03">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04">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05">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06">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07">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08">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09">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10">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11">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12">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13">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14">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16">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17">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18">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19">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20">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21">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22">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23">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24">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25">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26">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27">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28">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29">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30">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31">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32">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33">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34">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3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36">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1" style:family="paragraph" style:name="P57">
      <style:paragraph-properties fo:line-height="1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37">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italic" style:text-underline-type="none" style:text-underline-width="auto" fo:font-weight="bold" text:display="none"/>
    </style:style>
    <style:style style:family="text" style:name="T238">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39">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1" style:master-page-name="MasterPage3" style:family="paragraph" style:name="P58">
      <style:paragraph-properties fo:line-height="115%" fo:break-before="page"/>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40">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bold" text:display="none"/>
    </style:style>
    <style:style style:family="text" style:name="T241">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bold" text:display="none"/>
    </style:style>
    <style:style style:family="text" style:name="T242">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1" style:family="paragraph" style:name="P59">
      <style:paragraph-properties fo:line-height="1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43">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44">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4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1" style:family="paragraph" style:name="P60">
      <style:paragraph-properties fo:line-height="1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46">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47">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3" style:master-page-name="MasterPage4" style:family="paragraph" style:name="P61">
      <style:paragraph-properties fo:line-height="1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48">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49">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250">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51">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52">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3" style:family="paragraph" style:name="P62">
      <style:paragraph-properties fo:line-height="1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53">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54">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25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56">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257">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58">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59">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3" style:family="paragraph" style:name="P63">
      <style:paragraph-properties fo:line-height="1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60">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61">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262">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63">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264">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6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66">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3" style:family="paragraph" style:name="P64">
      <style:paragraph-properties fo:line-height="1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67">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68">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269">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70">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71">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3" style:family="paragraph" style:name="P65">
      <style:paragraph-properties fo:line-height="1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72">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73">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274">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7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276">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77">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78">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3" style:family="paragraph" style:name="P66">
      <style:paragraph-properties fo:line-height="1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79">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80">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281">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82">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283">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84">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8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3" style:family="paragraph" style:name="P67">
      <style:paragraph-properties fo:line-height="1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86">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87">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288">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89">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290">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91">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92">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3" style:family="paragraph" style:name="P68">
      <style:paragraph-properties fo:line-height="1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93">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94">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29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96">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297">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98">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299">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3" style:family="paragraph" style:name="P69">
      <style:paragraph-properties fo:line-height="1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00">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01">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302">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03">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304">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0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06">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3" style:family="paragraph" style:name="P70">
      <style:paragraph-properties fo:line-height="1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07">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08">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309">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10">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311">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12">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13">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3" style:family="paragraph" style:name="P71">
      <style:paragraph-properties fo:line-height="1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14">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316">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17">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318">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19">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20">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3" style:family="paragraph" style:name="P72">
      <style:paragraph-properties fo:line-height="1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21">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22">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323">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24">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32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26">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27">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3" style:family="paragraph" style:name="P73">
      <style:paragraph-properties fo:line-height="1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28">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29">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330">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31">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332">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33">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34">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3" style:family="paragraph" style:name="P74">
      <style:paragraph-properties fo:line-height="1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3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36">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337">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38">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339">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40">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41">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3" style:family="paragraph" style:name="P75">
      <style:paragraph-properties fo:line-height="1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42">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43">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344">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4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46">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3" style:family="paragraph" style:name="P76">
      <style:paragraph-properties fo:line-height="1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47">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48">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349">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50">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51">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3" style:family="paragraph" style:name="P77">
      <style:paragraph-properties fo:line-height="1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52">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53">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354">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5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356">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57">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58">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3" style:family="paragraph" style:name="P78">
      <style:paragraph-properties fo:line-height="1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59">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60">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361">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62">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363">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64">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6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3" style:family="paragraph" style:name="P79">
      <style:paragraph-properties fo:line-height="1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66">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67">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368">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69">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370">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71">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72">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3" style:family="paragraph" style:name="P80">
      <style:paragraph-properties fo:line-height="1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73">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74">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37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76">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377">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78">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79">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3" style:family="paragraph" style:name="P81">
      <style:paragraph-properties fo:line-height="1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80">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81">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382">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83">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italic" style:text-underline-type="none" style:text-underline-width="auto" fo:font-weight="normal" text:display="none"/>
    </style:style>
    <style:style style:family="text" style:name="T384">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8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86">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1" style:family="paragraph" style:name="P82">
      <style:paragraph-properties fo:line-height="115%"/>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87">
      <style:text-properties fo:font-variant="normal" fo:text-transform="none" fo:color="#000000" style:text-line-through-type="none" fo:font-family="Times New Roman" style:font-family-complex="Times New Roman"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88">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family="text" style:name="T389">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master-page-name="MasterPage5" style:family="paragraph" style:name="P83">
      <style:paragraph-properties/>
      <style:text-properties/>
    </style:style>
  </office:automatic-styles>
  <office:body>
    <office:text text:use-soft-page-breaks="true">
      <text:p text:style-name="P38"><text:span text:style-name="T36">LITERATURE REVIEW </text:span><text:span text:style-name="T37"/><text:span text:style-name="T38"/></text:p>
      <text:p text:style-name="P39"><text:span text:style-name="T39">Shareworthiness - </text:span><text:span text:style-name="T40">Determinants of User Engagement </text:span><text:span text:style-name="T41">on Social Media</text:span><text:span text:style-name="T42"/><text:span text:style-name="T43"/></text:p>
      <text:p text:style-name="P40"><text:span text:style-name="T44"/><text:span text:style-name="T45"/><text:span text:style-name="T46"/></text:p>
      <text:p text:style-name="P41"><text:span text:style-name="T47">In relation to audience </text:span><text:span text:style-name="T48">engagement</text:span><text:span text:style-name="T49"> and the </text:span><text:span text:style-name="T50">dissemination</text:span><text:span text:style-name="T51"> of content on social media, Trilling, Tolochko, and Burscher (2017, pp. 39–41) introduce the concept of </text:span><text:span text:style-name="T52">shareworthiness</text:span><text:span text:style-name="T53">, which adapts and replaces the notion of </text:span><text:span text:style-name="T54">newsworthiness</text:span><text:span text:style-name="T55"> from classical news value theory for the context of social media </text:span><text:span text:style-name="T56">(Eilders, 2006; Galtung &amp; Ruge, 1965; Schulz, 1976)</text:span><text:span text:style-name="T57">. </text:span><text:span text:style-name="T58">Research</text:span><text:span text:style-name="T59"> on shareworthiness focuses on identifying which types of social media content are perceived by users as valuable enough to be forwarded to a secondary audience throu</text:span><text:span text:style-name="T60">gh engagement practices such as viewing, liking, sharing, or commenting. Consequently, social media posts display specific characteristics that may shape their likelihood of being disseminated. Trilling et al. (2017) analyze a range of news factors (e.g., </text:span><text:span text:style-name="T61">geographical and cultural</text:span><text:span text:style-name="T62"> proximity or negativity) and </text:span><text:span text:style-name="T63">argue that these factors enhance the “dissemination value” of posts, increasing the probability that recipients will engage with them. Through this process, content is carried from the primary audience to the secondary audience via users’ social networks. </text:span><text:span text:style-name="T64">According to Trilling et al. (2017), traditional news factors are </text:span><text:span text:style-name="T65">also </text:span><text:span text:style-name="T66">responsible for increased sharing behavior on social media. Studies further show that news factors influence commenting behavior and the number of comments on news websites and </text:span><text:span text:style-name="T67">social media </text:span><text:span text:style-name="T68">(Weber, 2014; Ziegele et al., 2014) </text:span><text:span text:style-name="T69">Schulz (1976) defines a list of news factors that can be condensed into the following six dimensions: time, proximity, status, valence, identification, and dynamics. For </text:span><text:span text:style-name="T70">our</text:span><text:span text:style-name="T71"> analysis of </text:span><text:span text:style-name="T72">user engagement with Swiss political parties’ Instagram and TikTok posts</text:span><text:span text:style-name="T73">, the present study focuses on news factors from the dimensions of </text:span><text:span text:style-name="T74">time</text:span><text:span text:style-name="T75">, </text:span><text:span text:style-name="T76">proximity</text:span><text:span text:style-name="T77">, and </text:span><text:span text:style-name="T78">valence</text:span><text:span text:style-name="T79">, as these dimensions capture key mechanisms of attention and engagement. The </text:span><text:span text:style-name="T80">time</text:span><text:span text:style-name="T81"> dimension refers to the temporal currency of an issue and is operationalized through </text:span><text:span text:style-name="T82">timeliness</text:span><text:span text:style-name="T83">, indicating how current or topical a post is. The </text:span><text:span text:style-name="T84">proximity</text:span><text:span text:style-name="T85"> dimension addresses the perceived closeness of an issue to the audience, whether geographical, political, or cultural, and is reflected in </text:span><text:span text:style-name="T86">relevance</text:span><text:span text:style-name="T87">. Finally, the </text:span><text:span text:style-name="T88">valence</text:span><text:span text:style-name="T89"> dimension captures the evaluative and emotional tone of content and is operationalized through </text:span><text:span text:style-name="T90">the negative valence news factors </text:span><text:span text:style-name="T91">negativity</text:span><text:span text:style-name="T92"> and </text:span><text:span text:style-name="T93">conflict</text:span><text:span text:style-name="T94"><text:s/></text:span><text:span text:style-name="T95">(Schulz, 1976)</text:span><text:span text:style-name="T96">. </text:span><text:span text:style-name="T97">Those factors</text:span><text:span text:style-name="T98"> have already been shown to be important characteristics for achieving high resonance in the context of </text:span><text:span text:style-name="T99">social media, </text:span><text:span text:style-name="T100">mass media and political communication </text:span><text:span text:style-name="T101">(Boukes et al., 2022; Gross &amp; Chiru, 2022; Maitra &amp; Hänggli, 2023; Robertson et al., 2023; Staender et al., 2019; Trilling et al., 2017)</text:span><text:span text:style-name="T102"/><text:span text:style-name="T103"/></text:p>
      <text:p text:style-name="P42"><text:span text:style-name="T104">The first two hypotheses address </text:span><text:span text:style-name="T105">topical salience</text:span><text:span text:style-name="T106">, which refers to the extent to which a topic is both current and perceived as important. While timeliness captures the temporal currency of an i</text:span><text:span text:style-name="T107">ssue, topical salience also depends on its perceived relevance to users. In news value theory, relevance is closely linked to the dimension of proximity, encompassing not only geographical closeness but also political and cultural proximity (Schulz, 1976).</text:span><text:span text:style-name="T108"/><text:span text:style-name="T109"/></text:p>
      <text:p text:style-name="P43"><text:span text:style-name="T110">Relevance</text:span><text:span text:style-name="T111">In new</text:span><text:span text:style-name="T112">s value theory, relevance is closely linked to the dimension of proximity, encompassing not only geographical closeness but also political and cultural proximity (Schulz, 1976). Issues that directly affect citizens’ political decision-making are therefore </text:span><text:span text:style-name="T113">assumed to be </text:span><text:span text:style-name="T114">more likely to be perceived as meaningful and worthy of attention. In the Swiss political system, which is characterized by </text:span><text:span text:style-name="T115">stong participatory </text:span><text:span text:style-name="T116">direct democracy, voting issues represent a particularly salient form of political relevance. Dur</text:span><text:span text:style-name="T117">ing referendum and election campaigns, citizens are repeatedly called upon to make concrete decisions, which increases their information needs and motivates them to seek out and engage with political content in order to orient themselves and form opinions </text:span><text:span text:style-name="T118">(Feld &amp; Kirchgässner, 2000)</text:span><text:span text:style-name="T119">. Social media posts by political parties that address current voting issues thus exhibit high topical salience, as they </text:span><text:span text:style-name="T120">inheret an immediate</text:span><text:span text:style-name="T121"> relevance to users’ civic participation. In line with research on shareworthiness and ne</text:span><text:span text:style-name="T122">ws values, such content can be expected to generate higher levels of engagement, as users perceive it as more valuable to attend to and potentially to share with others (Trilling et al., 2017). Based on this reasoning, the following hypothesis is proposed:</text:span><text:span text:style-name="T123"/><text:span text:style-name="T124"/></text:p>
      <text:p text:style-name="P44"><text:span text:style-name="T125">H1: Posts connecting to the latest voting issues get higher engagement than posts related to non-voting issues </text:span><text:span text:style-name="T126">(latest voting issues: E-ID, Cantonal Property Taxes)</text:span><text:span text:style-name="T127"/><text:span text:style-name="T128"/></text:p>
      <text:p text:style-name="P45"><text:span text:style-name="T129"/><text:span text:style-name="T130"/><text:span text:style-name="T131"/></text:p>
      <text:p text:style-name="P46"><text:span text:style-name="T132">Timeliness</text:span><text:span text:style-name="T133"/><text:span text:style-name="T134"/></text:p>
      <text:p text:style-name="P47"><text:span text:style-name="T135">The </text:span><text:span text:style-name="T136">second</text:span><text:span text:style-name="T137"> category of post attributes considers the timing of a </text:span><text:span text:style-name="T138">social media</text:span><text:span text:style-name="T139"> post’s publication. The present study examines the development of </text:span><text:span text:style-name="T140">resonance</text:span><text:span text:style-name="T141"> over several weeks </text:span><text:span text:style-name="T142">(one voting cycle) </text:span><text:span text:style-name="T143">and analyzes differences in resonance with regard to the temporal distance from </text:span><text:span text:style-name="T144">the voting day</text:span><text:span text:style-name="T145">. As the </text:span><text:span text:style-name="T146">voting day</text:span><text:span text:style-name="T147"> approaches during the campaign period, the event becomes increasingly salient. Owing to this growing salience, the topic also receives greater attention in the coverage of journalistic media </text:span><text:span text:style-name="T148">(Ruhrmann, 1989)</text:span><text:span text:style-name="T149">. Drawing on </text:span><text:span text:style-name="T150">agenda-setting theory</text:span><text:span text:style-name="T151">, it is therefore assumed that this heightened media attention increases the public’s perception of the relevance of the issue </text:span><text:span text:style-name="T152">(McCombs &amp; Shaw, 1972)</text:span><text:span text:style-name="T153">. Consequently, </text:span><text:span text:style-name="T154">posts of political parties </text:span><text:span text:style-name="T155">are perceived as increasingly relevant over time, </text:span><text:span text:style-name="T156">the closer they get to the voting date,</text:span><text:span text:style-name="T157"> which is reflected on </text:span><text:span text:style-name="T158">social media</text:span><text:span text:style-name="T159"> in overall greater attention to and stronger reactions toward corresponding content published by political </text:span><text:span text:style-name="T160">parties</text:span><text:span text:style-name="T161">. </text:span><text:span text:style-name="T162">Moreover, research shows that political parties strategically adapt their campaign communication in response to increasing temporal salience (Gross &amp; Chiru, 2022)</text:span><text:span text:style-name="T163">.</text:span><text:span text:style-name="T164"><text:s/></text:span><text:span text:style-name="T165">From this, the </text:span><text:span text:style-name="T166">second</text:span><text:span text:style-name="T167"> hypothesis can be derived:</text:span><text:span text:style-name="T168"/><text:span text:style-name="T169"/></text:p>
      <text:p text:style-name="P48"><text:span text:style-name="T170"/><text:span text:style-name="T171"/><text:span text:style-name="T172"/></text:p>
      <text:p text:style-name="P49"><text:span text:style-name="T173">H2: Posts that are closer to the voting date generate higher user engagement than posts further from voting date.</text:span><text:span text:style-name="T174"/><text:span text:style-name="T175"/></text:p>
      <text:p text:style-name="P50"><text:span text:style-name="T176">The third and fourth hypothesis relate to the news value dimension of valence, and target specifically the negative valence news factors of negativity and conflict (Schulz, 1976).</text:span><text:span text:style-name="T177"/><text:span text:style-name="T178"/></text:p>
      <text:p text:style-name="P51"><text:span text:style-name="T179"/><text:span text:style-name="T180"/><text:span text:style-name="T181"/></text:p>
      <text:p text:style-name="P52"><text:span text:style-name="T182">Negativity</text:span><text:span text:style-name="T183"/><text:span text:style-name="T184"/></text:p>
      <text:p text:style-name="P53"><text:span text:style-name="T185">Negativity refers to the presence of unfavorable, critical, or problem-oriented aspects within political communication, such as failures, criticism, or adverse consequences</text:span><text:span text:style-name="T186">(Galtung &amp; Ruge, 1965; Schulz, 1976)</text:span><text:span text:style-name="T187">. </text:span><text:span text:style-name="T188">Empirical research provides mixed but substantial evidence regarding the effects of negativity on audience engagement. While some studies suggest that positive content may elicit more user reactions (</text:span><text:span text:style-name="T189">(Berger &amp; Milkman, 2010, 2012; Trilling et al., 2017)</text:span><text:span text:style-name="T190">, a considerable body of literature identifies negativity as a resonance-enhancing factor in political and media communication </text:span><text:span text:style-name="T191">(Bachl, 2018; Bene, 2017; García-Perdomo et al., 2018; Tsugawa &amp; Ohsaki, 2017)</text:span><text:span text:style-name="T192">. Negative content is assumed to attract increased attention, trigger stronger cognitive and emotional responses, and thus generate higher levels of engagement on social media platforms. </text:span><text:span text:style-name="T193">From this, we derive the third hypothesis:</text:span><text:span text:style-name="T194"/><text:span text:style-name="T195"/></text:p>
      <text:p text:style-name="P54"><text:span text:style-name="T196">H3: The higher the negativity score, the higher the engagement of a post </text:span><text:span text:style-name="T197"/><text:span text:style-name="T198"/></text:p>
      <text:p text:style-name="P55"><text:span text:style-name="T199">Conflict</text:span><text:span text:style-name="T200"/><text:span text:style-name="T201"/></text:p>
      <text:p text:style-name="P56"><text:span text:style-name="T202">Within news value theory, </text:span><text:span text:style-name="T203">conflict</text:span><text:span text:style-name="T204"> refers to the presence of confrontation or controversy </text:span><text:span text:style-name="T205">in a news story </text:span><text:span text:style-name="T206">(Boukes et al., 2022). </text:span><text:span text:style-name="T207">In political communication, conflict typically emerges through explicit disagreement, criticism, or opposition between political actors </text:span><text:span text:style-name="T208">or ideologies</text:span><text:span text:style-name="T209"> and has repeatedly been identified as a key driver of attention and prominence in both mass media and social media contexts (Bene, 2021; Boukes et al., 2022; Trilling et al., 2017). </text:span><text:span text:style-name="T210">Conflictual content is perceived as particularly socially relevant because it signals disagreement over issues with potential consequences for society and political decision-making </text:span><text:span text:style-name="T211">(Eilders, 2006)</text:span><text:span text:style-name="T212">. As such, </text:span><text:span text:style-name="T213">it can be theorized that </text:span><text:span text:style-name="T214">conflict </text:span><text:span text:style-name="T215">attributes</text:span><text:span text:style-name="T216"> attracts heightened attention and </text:span><text:span text:style-name="T217">are</text:span><text:span text:style-name="T218"> especially effective in stimulating user engagement on social media platforms. </text:span><text:span text:style-name="T219">Empirical studies further demonstrate that conflict significantly increases story prominence and audience reactions, often to a greater extent than other news factors such as negativity or relevance </text:span><text:span text:style-name="T220">(Bene, 2021; Boukes et al., 2022; Trilling et al., 2017)</text:span><text:span text:style-name="T221">. In </text:span><text:span text:style-name="T222">political communication on social media</text:span><text:span text:style-name="T223">, conflict is frequently manifested through direct interactions between political actors. In the present study, conflict is therefore operationalized as </text:span><text:span text:style-name="T224">inter-party confrontation</text:span><text:span text:style-name="T225">, measured through parties explicitly mentioning or engaging with one another. It is</text:span><text:span text:style-name="T226"> important to note that this approach captures only one specific aspect of conflict, namely observable confrontation between parties, rather than the substantive conflict embedded in the content of the posts, which represents a limitation of the analysis. </text:span><text:span text:style-name="T227">Conflict is also closely tied to </text:span><text:span text:style-name="T228">ideological distance</text:span><text:span text:style-name="T229">. Interactions between ideologically distant parties are more likely to be perceived a</text:span><text:span text:style-name="T230">s meaningful and polarizing. Prior research suggests that such interactions can fuel engagement, as users are drawn to oppositional dynamics and clear ideological contrasts (Bene, 2021). Bene (2021), for instance, highlights conflict in the context of the </text:span><text:span text:style-name="T231">reversed issue ownership effect</text:span><text:span text:style-name="T232">, showing that users may engage more strongly with content originating from or referencing opposing political camps. </text:span><text:span text:style-name="T233">Therefore, </text:span><text:span text:style-name="T234">the following hypothesis is proposed:</text:span><text:span text:style-name="T235"/><text:span text:style-name="T236"/></text:p>
      <text:p text:style-name="P57"><text:span text:style-name="T237">H4: If parties engage with each other, posts have higher engagement, if these parties are ideologically further away from each other. </text:span><text:span text:style-name="T238"/><text:span text:style-name="T239"/></text:p>
      <text:p text:style-name="P58"><text:span text:style-name="T240">Literature:</text:span><text:span text:style-name="T241"/><text:span text:style-name="T242"/></text:p>
      <text:p text:style-name="P59"><text:span text:style-name="T243"/><text:span text:style-name="T244"/><text:span text:style-name="T245"/></text:p>
      <text:p text:style-name="P60"><text:span text:style-name="T246"/><text:span text:style-name="T247"/></text:p>
      <text:p text:style-name="P61"><text:span text:style-name="T248">Bachl, M. (2018). </text:span><text:span text:style-name="T249">An Evaluation of Retrospective Facebook Content Collection</text:span><text:span text:style-name="T250">. https://doi.org/10.17605/OSF.IO/6TXGE</text:span><text:span text:style-name="T251"/><text:span text:style-name="T252"/></text:p>
      <text:p text:style-name="P62"><text:span text:style-name="T253">Bene, M. (2017). Sharing Is Caring! Investigating Viral Posts on Politicians’ Facebook Pages During the 2014 General Election Campaign in Hungary. </text:span><text:span text:style-name="T254">Journal of Information Technology &amp; Politics</text:span><text:span text:style-name="T255">, </text:span><text:span text:style-name="T256">14</text:span><text:span text:style-name="T257">(4), 387–402. https://doi.org/10.1080/19331681.2017.1367348</text:span><text:span text:style-name="T258"/><text:span text:style-name="T259"/></text:p>
      <text:p text:style-name="P63"><text:span text:style-name="T260">Bene, M. (2021). Topics to talk about. The effects of political topics and issue ownership on user engagement with politicians’ Facebook posts during the 2018 Hungarian general election. </text:span><text:span text:style-name="T261">Journal of Information Technology &amp; Politics</text:span><text:span text:style-name="T262">, </text:span><text:span text:style-name="T263">18</text:span><text:span text:style-name="T264">(3), 338–354. https://doi.org/10.1080/19331681.2021.1881015</text:span><text:span text:style-name="T265"/><text:span text:style-name="T266"/></text:p>
      <text:p text:style-name="P64"><text:span text:style-name="T267">Berger, J., &amp; Milkman, K. (2010). </text:span><text:span text:style-name="T268">Social transmission, emotion, and the virality of online content</text:span><text:span text:style-name="T269"> (No. 106).</text:span><text:span text:style-name="T270"/><text:span text:style-name="T271"/></text:p>
      <text:p text:style-name="P65"><text:span text:style-name="T272">Berger, J., &amp; Milkman, K. L. (2012). What makes online content viral? </text:span><text:span text:style-name="T273">Journal of Marketing Research</text:span><text:span text:style-name="T274">, </text:span><text:span text:style-name="T275">49</text:span><text:span text:style-name="T276">(2), 192–205. https://doi.org/10.1509/jmr.10.0353</text:span><text:span text:style-name="T277"/><text:span text:style-name="T278"/></text:p>
      <text:p text:style-name="P66"><text:span text:style-name="T279">Boukes, M., Jones, N. P., &amp; Vliegenthart, R. (2022). Newsworthiness and story prominence: How the presence of news factors relates to upfront position and length of news stories. </text:span><text:span text:style-name="T280">Journalism</text:span><text:span text:style-name="T281">, </text:span><text:span text:style-name="T282">23</text:span><text:span text:style-name="T283">(1), 98–116. https://doi.org/10.1177/1464884919899313</text:span><text:span text:style-name="T284"/><text:span text:style-name="T285"/></text:p>
      <text:p text:style-name="P67"><text:span text:style-name="T286">Eilders, C. (2006). News factors and news decisions. Theoretical and methodological advances in Germany. </text:span><text:span text:style-name="T287">Comm</text:span><text:span text:style-name="T288">, </text:span><text:span text:style-name="T289">31</text:span><text:span text:style-name="T290">(1), 5–24. https://doi.org/10.1515/COMMUN.2006.002</text:span><text:span text:style-name="T291"/><text:span text:style-name="T292"/></text:p>
      <text:p text:style-name="P68"><text:span text:style-name="T293">Feld, L. P., &amp; Kirchgässner, G. (2000). Direct democracy, political culture, and the outcome of economic policy: A report on the Swiss experience. </text:span><text:span text:style-name="T294">European Journal of Political Economy</text:span><text:span text:style-name="T295">, </text:span><text:span text:style-name="T296">16</text:span><text:span text:style-name="T297">(2), 287–306. https://doi.org/10.1016/S0176-2680(00)00003-3</text:span><text:span text:style-name="T298"/><text:span text:style-name="T299"/></text:p>
      <text:p text:style-name="P69"><text:span text:style-name="T300">Galtung, J., &amp; Ruge, M. H. (1965). The Structure of Foreign News: The Presentation of the Congo, Cuba and Cyprus Crises in Four Norwegian Newspapers. </text:span><text:span text:style-name="T301">Journal of Peace Research</text:span><text:span text:style-name="T302">, </text:span><text:span text:style-name="T303">2</text:span><text:span text:style-name="T304">(1), 64–90. https://doi.org/10.1177/002234336500200104</text:span><text:span text:style-name="T305"/><text:span text:style-name="T306"/></text:p>
      <text:p text:style-name="P70"><text:span text:style-name="T307">García-Perdomo, V., Salaverría, R., Brown, D. K., &amp; Harlow, S. (2018). To Share or Not to Share: The influence of news values and topics on popular social media content in the United States, Brazil, and Argentina. </text:span><text:span text:style-name="T308">Journalism Studies</text:span><text:span text:style-name="T309">, </text:span><text:span text:style-name="T310">19</text:span><text:span text:style-name="T311">(8), 1180–1201. https://doi.org/10.1080/1461670X.2016.1265896</text:span><text:span text:style-name="T312"/><text:span text:style-name="T313"/></text:p>
      <text:p text:style-name="P71"><text:span text:style-name="T314">Gross, M., &amp; Chiru, M. (2022). Time is on my side? The temporal proximity between elections and parties’ salience strategies. </text:span><text:span text:style-name="T315">European Political Science Review</text:span><text:span text:style-name="T316">, </text:span><text:span text:style-name="T317">14</text:span><text:span text:style-name="T318">(4), 482–497. https://doi.org/10.1017/S1755773922000376</text:span><text:span text:style-name="T319"/><text:span text:style-name="T320"/></text:p>
      <text:p text:style-name="P72"><text:span text:style-name="T321">Maitra, J., &amp; Hänggli, R. (2023). Who speaks and who is heard on Facebook? Political mobilization and engagement patterns of partisanship and gender in Switzerland’s direct democracy. </text:span><text:span text:style-name="T322">Journal of Quantitative Description: Digital Media</text:span><text:span text:style-name="T323">, </text:span><text:span text:style-name="T324">3</text:span><text:span text:style-name="T325">. https://doi.org/10.51685/jqd.2023.008</text:span><text:span text:style-name="T326"/><text:span text:style-name="T327"/></text:p>
      <text:p text:style-name="P73"><text:span text:style-name="T328">McCombs, M. E., &amp; Shaw, D. L. (1972). The Agenda-Setting Function of Mass Media. </text:span><text:span text:style-name="T329">Public Opinion Quarterly</text:span><text:span text:style-name="T330">, </text:span><text:span text:style-name="T331">36</text:span><text:span text:style-name="T332">(2), 176. https://doi.org/10.1086/267990</text:span><text:span text:style-name="T333"/><text:span text:style-name="T334"/></text:p>
      <text:p text:style-name="P74"><text:span text:style-name="T335">Robertson, C. E., Pröllochs, N., Schwarzenegger, K., Pärnamets, P., Van Bavel, J. J., &amp; Feuerriegel, S. (2023). Negativity drives online news consumption. </text:span><text:span text:style-name="T336">Nature Human Behaviour</text:span><text:span text:style-name="T337">, </text:span><text:span text:style-name="T338">7</text:span><text:span text:style-name="T339">(5), 812–822. https://doi.org/10.1038/s41562-023-01538-4</text:span><text:span text:style-name="T340"/><text:span text:style-name="T341"/></text:p>
      <text:p text:style-name="P75"><text:span text:style-name="T342">Ruhrmann, G. 1955-. (1989). </text:span><text:span text:style-name="T343">Rezipient und Nachricht: Struktur und Prozeß der Nachrichtenrekonstruktion</text:span><text:span text:style-name="T344">. Westdt. Verl.</text:span><text:span text:style-name="T345"/><text:span text:style-name="T346"/></text:p>
      <text:p text:style-name="P76"><text:span text:style-name="T347">Schulz, W. (1976). </text:span><text:span text:style-name="T348">Die Konstruktion von Realität in den Nachrichtenmedien: Analyse der aktuellen Berichterstattung</text:span><text:span text:style-name="T349">. Alber.</text:span><text:span text:style-name="T350"/><text:span text:style-name="T351"/></text:p>
      <text:p text:style-name="P77"><text:span text:style-name="T352">Staender, A., Ernst, N., &amp; Steppat, D. (2019). Was steigert die Facebook-Resonanz? Eine Analyse der Likes, Shares und Comments im Schweizer Wahlkampf 2015. </text:span><text:span text:style-name="T353">Studies in Communication and Media</text:span><text:span text:style-name="T354">, </text:span><text:span text:style-name="T355">8</text:span><text:span text:style-name="T356">(2), 236–271. https://doi.org/10.5771/2192-4007-2019-2-236</text:span><text:span text:style-name="T357"/><text:span text:style-name="T358"/></text:p>
      <text:p text:style-name="P78"><text:span text:style-name="T359">Trilling, D., Tolochko, P., &amp; Burscher, B. (2017). From Newsworthiness to Shareworthiness: How to Predict News Sharing Based on Article Characteristics. </text:span><text:span text:style-name="T360">Journalism &amp; Mass Communication Quarterly</text:span><text:span text:style-name="T361">, </text:span><text:span text:style-name="T362">94</text:span><text:span text:style-name="T363">(1), 38–60. https://doi.org/10.1177/1077699016654682</text:span><text:span text:style-name="T364"/><text:span text:style-name="T365"/></text:p>
      <text:p text:style-name="P79"><text:span text:style-name="T366">Tsugawa, S., &amp; Ohsaki, H. (2017). On the relation between message sentiment and its virality on social media. </text:span><text:span text:style-name="T367">Social Network Analysis and Mining</text:span><text:span text:style-name="T368">, </text:span><text:span text:style-name="T369">7</text:span><text:span text:style-name="T370">(1), 19. https://doi.org/10.1007/s13278-017-0439-0</text:span><text:span text:style-name="T371"/><text:span text:style-name="T372"/></text:p>
      <text:p text:style-name="P80"><text:span text:style-name="T373">Weber, P. (2014). Discussions in the comments section: Factors influencing participation and interactivity in online newspapers’ reader comments. </text:span><text:span text:style-name="T374">New Media &amp; Society</text:span><text:span text:style-name="T375">, </text:span><text:span text:style-name="T376">16</text:span><text:span text:style-name="T377">(6), 941–957. https://doi.org/10.1177/1461444813495165</text:span><text:span text:style-name="T378"/><text:span text:style-name="T379"/></text:p>
      <text:p text:style-name="P81"><text:span text:style-name="T380">Ziegele, M., Breiner, T., &amp; Quiring, O. (2014). What Creates Interactivity in Online News Discussions? An Exploratory Analysis of Discussion Factors in User Comments on News Items. </text:span><text:span text:style-name="T381">Journal of Communication</text:span><text:span text:style-name="T382">, </text:span><text:span text:style-name="T383">64</text:span><text:span text:style-name="T384">(6), 1111–1138. https://doi.org/10.1111/jcom.12123</text:span><text:span text:style-name="T385"/><text:span text:style-name="T386"/></text:p>
      <text:p text:style-name="P82"><text:span text:style-name="T387"/><text:span text:style-name="T388"/><text:span text:style-name="T389"/></text:p>
      <text:p text:style-name="P8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fo:line-height="115%" style:tab-stop-distance="35.4pt" fo:margin-top="0pt" fo:margin-bottom="10pt"/>
      <style:text-properties fo:font-family="Arial" style:font-family-asian="Times New Roman" style:font-family-complex="Arial" fo:font-size="11pt" style:font-size-complex="11pt" fo:language="en" style:language-complex="ar" fo:country="GB" style:country-complex="SA"/>
    </style:default-style>
    <style:default-style style:family="text">
      <style:text-properties fo:font-family="Arial" style:font-family-asian="Times New Roman" style:font-family-complex="Arial" fo:font-size="11pt" style:font-size-complex="11pt" fo:language="en" style:language-complex="ar" fo:country="GB" style:country-complex="SA"/>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paragraph" style:family="paragraph" style:name="663">
      <style:paragraph-properties fo:line-height="115%" fo:margin-top="0pt" fo:margin-bottom="10pt"/>
      <style:text-properties fo:font-family="Arial" style:font-family-complex="Arial" fo:font-size="11pt" style:font-size-complex="11pt" fo:language="en" style:language-complex="ar" fo:country="GB" style:country-complex="SA"/>
    </style:style>
    <style:style style:display-name="DStyle_text" style:family="text" style:name="664">
      <style:paragraph-properties/>
      <style:text-properties fo:font-family="Arial" style:font-family-complex="Arial" fo:font-size="11pt" style:font-size-complex="11pt" fo:language="en" style:language-complex="ar" fo:country="GB" style:country-complex="SA"/>
    </style:style>
    <style:style style:parent-style-name="663" style:display-name="DStyle_paragraph" style:family="paragraph" style:name="665">
      <style:paragraph-properties fo:line-height="115%" fo:margin-top="0pt" fo:margin-bottom="10pt"/>
      <style:text-properties fo:font-family="Arial" style:font-family-complex="Arial" fo:font-size="11pt" style:font-size-complex="11pt" fo:language="en" style:language-complex="ar" fo:country="GB" style:country-complex="SA"/>
    </style:style>
    <style:style style:parent-style-name="663" style:display-name="DStyle_text" style:family="text" style:name="666">
      <style:paragraph-properties/>
      <style:text-properties fo:font-family="Arial" style:font-family-complex="Arial" fo:font-size="11pt" style:font-size-complex="11pt" fo:language="en" style:language-complex="ar" fo:country="GB" style:country-complex="SA"/>
    </style:style>
    <style:style style:parent-style-name="728" style:display-name="Heading 1" style:family="paragraph" style:name="667">
      <style:paragraph-properties fo:margin-top="18pt" fo:margin-bottom="4pt"/>
      <style:text-properties fo:color="#0f4761" fo:font-family="Arial" style:font-family-complex="Arial" fo:font-size="20pt" style:font-size-complex="20pt"/>
    </style:style>
    <style:style style:parent-style-name="728" style:display-name="Heading 2" style:family="paragraph" style:name="668">
      <style:paragraph-properties fo:margin-top="8pt" fo:margin-bottom="4pt"/>
      <style:text-properties fo:color="#0f4761" fo:font-family="Arial" style:font-family-complex="Arial" fo:font-size="16pt" style:font-size-complex="16pt"/>
    </style:style>
    <style:style style:parent-style-name="728" style:display-name="Heading 3" style:family="paragraph" style:name="669">
      <style:paragraph-properties fo:margin-top="8pt" fo:margin-bottom="4pt"/>
      <style:text-properties fo:color="#0f4761" fo:font-family="Arial" style:font-family-complex="Arial" fo:font-size="14pt" style:font-size-complex="14pt"/>
    </style:style>
    <style:style style:parent-style-name="728" style:display-name="Heading 4" style:family="paragraph" style:name="670">
      <style:paragraph-properties fo:margin-top="4pt" fo:margin-bottom="2pt"/>
      <style:text-properties fo:color="#0f4761" fo:font-family="Arial" style:font-family-complex="Arial" fo:font-style="italic"/>
    </style:style>
    <style:style style:parent-style-name="728" style:display-name="Heading 5" style:family="paragraph" style:name="671">
      <style:paragraph-properties fo:margin-top="4pt" fo:margin-bottom="2pt"/>
      <style:text-properties fo:color="#0f4761" fo:font-family="Arial" style:font-family-complex="Arial"/>
    </style:style>
    <style:style style:parent-style-name="728" style:display-name="Heading 6" style:family="paragraph" style:name="672">
      <style:paragraph-properties fo:margin-top="2pt" fo:margin-bottom="0pt"/>
      <style:text-properties fo:color="#595959" fo:font-family="Arial" style:font-family-complex="Arial" fo:font-style="italic"/>
    </style:style>
    <style:style style:parent-style-name="728" style:display-name="Heading 7" style:family="paragraph" style:name="673">
      <style:paragraph-properties fo:margin-top="2pt" fo:margin-bottom="0pt"/>
      <style:text-properties fo:color="#595959" fo:font-family="Arial" style:font-family-complex="Arial"/>
    </style:style>
    <style:style style:parent-style-name="728" style:display-name="Heading 8" style:family="paragraph" style:name="674">
      <style:paragraph-properties fo:margin-bottom="0pt"/>
      <style:text-properties fo:color="#272727" fo:font-family="Arial" style:font-family-complex="Arial" fo:font-style="italic"/>
    </style:style>
    <style:style style:parent-style-name="728" style:display-name="Heading 9" style:family="paragraph" style:name="675">
      <style:paragraph-properties fo:margin-bottom="0pt"/>
      <style:text-properties fo:color="#272727" fo:font-family="Arial" style:font-family-complex="Arial" fo:font-style="italic"/>
    </style:style>
    <style:style style:class="default" style:display-name="Default Paragraph Font" style:family="text" style:name="676">
      <style:paragraph-properties fo:line-height="115%" fo:margin-top="0pt" fo:margin-bottom="10pt"/>
    </style:style>
    <style:style style:parent-style-name="676" style:display-name="Heading 1 Char" style:family="text" style:name="677">
      <style:paragraph-properties/>
      <style:text-properties fo:color="#0f4761" fo:font-family="Arial" style:font-family-complex="Arial" fo:font-size="20pt" style:font-size-complex="20pt"/>
    </style:style>
    <style:style style:parent-style-name="676" style:display-name="Heading 2 Char" style:family="text" style:name="678">
      <style:paragraph-properties/>
      <style:text-properties fo:color="#0f4761" fo:font-family="Arial" style:font-family-complex="Arial" fo:font-size="16pt" style:font-size-complex="16pt"/>
    </style:style>
    <style:style style:parent-style-name="676" style:display-name="Heading 3 Char" style:family="text" style:name="679">
      <style:paragraph-properties/>
      <style:text-properties fo:color="#0f4761" fo:font-family="Arial" style:font-family-complex="Arial" fo:font-size="14pt" style:font-size-complex="14pt"/>
    </style:style>
    <style:style style:parent-style-name="676" style:display-name="Heading 4 Char" style:family="text" style:name="680">
      <style:paragraph-properties/>
      <style:text-properties fo:color="#0f4761" fo:font-family="Arial" style:font-family-complex="Arial" fo:font-style="italic"/>
    </style:style>
    <style:style style:parent-style-name="676" style:display-name="Heading 5 Char" style:family="text" style:name="681">
      <style:paragraph-properties/>
      <style:text-properties fo:color="#0f4761" fo:font-family="Arial" style:font-family-complex="Arial"/>
    </style:style>
    <style:style style:parent-style-name="676" style:display-name="Heading 6 Char" style:family="text" style:name="682">
      <style:paragraph-properties/>
      <style:text-properties fo:color="#595959" fo:font-family="Arial" style:font-family-complex="Arial" fo:font-style="italic"/>
    </style:style>
    <style:style style:parent-style-name="676" style:display-name="Heading 7 Char" style:family="text" style:name="683">
      <style:paragraph-properties/>
      <style:text-properties fo:color="#595959" fo:font-family="Arial" style:font-family-complex="Arial"/>
    </style:style>
    <style:style style:parent-style-name="676" style:display-name="Heading 8 Char" style:family="text" style:name="684">
      <style:paragraph-properties/>
      <style:text-properties fo:color="#272727" fo:font-family="Arial" style:font-family-complex="Arial" fo:font-style="italic"/>
    </style:style>
    <style:style style:parent-style-name="676" style:display-name="Heading 9 Char" style:family="text" style:name="685">
      <style:paragraph-properties/>
      <style:text-properties fo:color="#272727" fo:font-family="Arial" style:font-family-complex="Arial" fo:font-style="italic"/>
    </style:style>
    <style:style style:parent-style-name="728" style:display-name="Title" style:family="paragraph" style:name="686">
      <style:paragraph-properties fo:line-height="100%" fo:margin-bottom="4pt"/>
      <style:text-properties fo:font-family="Arial" style:font-family-complex="Arial" fo:font-size="28pt" style:font-size-complex="28pt" fo:letter-spacing="-0.5pt"/>
    </style:style>
    <style:style style:parent-style-name="676" style:display-name="Title Char" style:family="text" style:name="687">
      <style:paragraph-properties/>
      <style:text-properties fo:font-family="Arial" style:font-family-complex="Arial" fo:font-size="28pt" style:font-size-complex="28pt" fo:letter-spacing="-0.5pt"/>
    </style:style>
    <style:style style:parent-style-name="728" style:display-name="Subtitle" style:family="paragraph" style:name="688">
      <style:paragraph-properties/>
      <style:text-properties fo:color="#595959" fo:font-size="14pt" style:font-size-complex="14pt" fo:letter-spacing="0.75pt"/>
    </style:style>
    <style:style style:parent-style-name="676" style:display-name="Subtitle Char" style:family="text" style:name="689">
      <style:paragraph-properties/>
      <style:text-properties fo:color="#595959" fo:font-size="14pt" style:font-size-complex="14pt" fo:letter-spacing="0.75pt"/>
    </style:style>
    <style:style style:parent-style-name="728" style:display-name="Quote" style:family="paragraph" style:name="690">
      <style:paragraph-properties fo:text-align="center" fo:margin-top="8pt"/>
      <style:text-properties fo:color="#404040" fo:font-style="italic"/>
    </style:style>
    <style:style style:parent-style-name="676" style:display-name="Quote Char" style:family="text" style:name="691">
      <style:paragraph-properties/>
      <style:text-properties fo:color="#404040" fo:font-style="italic"/>
    </style:style>
    <style:style style:parent-style-name="676" style:display-name="Intense Emphasis" style:family="text" style:name="692">
      <style:paragraph-properties/>
      <style:text-properties fo:color="#0f4761" fo:font-style="italic"/>
    </style:style>
    <style:style style:parent-style-name="728" style:display-name="Intense Quote" style:family="paragraph" style:name="693">
      <style:paragraph-properties fo:text-align="center" fo:margin-left="1.524cm" fo:margin-right="1.524cm" fo:text-indent="0cm" fo:margin-top="18pt" fo:margin-bottom="18pt" fo:border-top="0.01764cm solid #0F4761" fo:border-bottom="0.01764cm solid #0F4761"/>
      <style:text-properties fo:color="#0f4761" fo:font-style="italic"/>
    </style:style>
    <style:style style:parent-style-name="676" style:display-name="Intense Quote Char" style:family="text" style:name="694">
      <style:paragraph-properties/>
      <style:text-properties fo:color="#0f4761" fo:font-style="italic"/>
    </style:style>
    <style:style style:parent-style-name="676" style:display-name="Intense Reference" style:family="text" style:name="695">
      <style:paragraph-properties/>
      <style:text-properties fo:font-variant="small-caps" fo:color="#0f4761" fo:letter-spacing="0.25pt" fo:font-weight="bold"/>
    </style:style>
    <style:style style:parent-style-name="676" style:display-name="Subtle Emphasis" style:family="text" style:name="696">
      <style:paragraph-properties/>
      <style:text-properties fo:color="#404040" fo:font-style="italic"/>
    </style:style>
    <style:style style:parent-style-name="676" style:display-name="Emphasis" style:family="text" style:name="697">
      <style:paragraph-properties/>
      <style:text-properties fo:font-style="italic"/>
    </style:style>
    <style:style style:parent-style-name="676" style:display-name="Strong" style:family="text" style:name="698">
      <style:paragraph-properties/>
      <style:text-properties fo:font-weight="bold"/>
    </style:style>
    <style:style style:parent-style-name="676" style:display-name="Subtle Reference" style:family="text" style:name="699">
      <style:paragraph-properties/>
      <style:text-properties fo:font-variant="small-caps" fo:color="#5a5a5a"/>
    </style:style>
    <style:style style:parent-style-name="676" style:display-name="Book Title" style:family="text" style:name="700">
      <style:paragraph-properties/>
      <style:text-properties fo:letter-spacing="0.25pt" fo:font-style="italic" fo:font-weight="bold"/>
    </style:style>
    <style:style style:parent-style-name="728" style:display-name="Header" style:family="paragraph" style:name="701">
      <style:paragraph-properties fo:line-height="100%" fo:margin-bottom="0pt">
        <style:tab-stops>
          <style:tab-stop style:position="8.545cm" style:type="center"/>
          <style:tab-stop style:position="17.09cm" style:type="right"/>
        </style:tab-stops>
      </style:paragraph-properties>
    </style:style>
    <style:style style:parent-style-name="676" style:display-name="Header Char" style:family="text" style:name="702">
      <style:paragraph-properties/>
    </style:style>
    <style:style style:parent-style-name="728" style:display-name="Footer" style:family="paragraph" style:name="703">
      <style:paragraph-properties fo:line-height="100%" fo:margin-bottom="0pt">
        <style:tab-stops>
          <style:tab-stop style:position="8.545cm" style:type="center"/>
          <style:tab-stop style:position="17.09cm" style:type="right"/>
        </style:tab-stops>
      </style:paragraph-properties>
    </style:style>
    <style:style style:parent-style-name="676" style:display-name="Footer Char" style:family="text" style:name="704">
      <style:paragraph-properties/>
    </style:style>
    <style:style style:parent-style-name="728" style:display-name="Caption" style:family="paragraph" style:name="705">
      <style:paragraph-properties fo:line-height="100%" fo:margin-bottom="10pt"/>
      <style:text-properties fo:color="#0e2841" fo:font-size="9pt" style:font-size-complex="9pt" fo:font-style="italic"/>
    </style:style>
    <style:style style:parent-style-name="728" style:display-name="footnote text" style:family="paragraph" style:name="706">
      <style:paragraph-properties fo:line-height="100%" fo:margin-bottom="0pt"/>
      <style:text-properties fo:font-size="10pt" style:font-size-complex="10pt"/>
    </style:style>
    <style:style style:parent-style-name="676" style:display-name="Footnote Text Char" style:family="text" style:name="707">
      <style:paragraph-properties/>
      <style:text-properties fo:font-size="10pt" style:font-size-complex="10pt"/>
    </style:style>
    <style:style style:parent-style-name="676" style:display-name="footnote reference" style:family="text" style:name="708">
      <style:paragraph-properties/>
      <style:text-properties style:text-position="super 58%"/>
    </style:style>
    <style:style style:parent-style-name="728" style:display-name="endnote text" style:family="paragraph" style:name="709">
      <style:paragraph-properties fo:line-height="100%" fo:margin-bottom="0pt"/>
      <style:text-properties fo:font-size="10pt" style:font-size-complex="10pt"/>
    </style:style>
    <style:style style:parent-style-name="676" style:display-name="Endnote Text Char" style:family="text" style:name="710">
      <style:paragraph-properties/>
      <style:text-properties fo:font-size="10pt" style:font-size-complex="10pt"/>
    </style:style>
    <style:style style:parent-style-name="676" style:display-name="endnote reference" style:family="text" style:name="711">
      <style:paragraph-properties/>
      <style:text-properties style:text-position="super 58%"/>
    </style:style>
    <style:style style:parent-style-name="676" style:display-name="Hyperlink" style:family="text" style:name="712">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parent-style-name="663" style:display-name="Internet link" style:family="text" style:name="713">
      <style:paragraph-properties/>
      <style:text-properties fo:color="#0563c1" style:text-underline-type="single" style:text-underline-style="solid" style:text-underline-width="auto" style:text-underline-color="font-color"/>
    </style:style>
    <style:style style:parent-style-name="663" style:display-name="Internet link" style:family="text" style:name="714">
      <style:paragraph-properties/>
      <style:text-properties fo:color="#0563c1" style:text-underline-type="single" style:text-underline-style="solid" style:text-underline-width="auto" style:text-underline-color="font-color"/>
    </style:style>
    <style:style style:parent-style-name="676" style:display-name="FollowedHyperlink" style:family="text" style:name="715">
      <style:paragraph-properties/>
      <style:text-properties fo:color="#954f72" style:text-underline-type="single" style:text-underline-style="solid" style:text-underline-width="auto" style:text-underline-color="font-color"/>
    </style:style>
    <style:style style:parent-style-name="728" style:display-name="toc 1" style:family="paragraph" style:name="716">
      <style:paragraph-properties fo:margin-bottom="5pt"/>
    </style:style>
    <style:style style:parent-style-name="728" style:display-name="toc 2" style:family="paragraph" style:name="717">
      <style:paragraph-properties fo:margin-left="0.3881cm" fo:margin-right="0cm" fo:text-indent="0cm" fo:margin-bottom="5pt"/>
    </style:style>
    <style:style style:parent-style-name="728" style:display-name="toc 3" style:family="paragraph" style:name="718">
      <style:paragraph-properties fo:margin-left="0.7762cm" fo:margin-right="0cm" fo:text-indent="0cm" fo:margin-bottom="5pt"/>
    </style:style>
    <style:style style:parent-style-name="728" style:display-name="toc 4" style:family="paragraph" style:name="719">
      <style:paragraph-properties fo:margin-left="1.164cm" fo:margin-right="0cm" fo:text-indent="0cm" fo:margin-bottom="5pt"/>
    </style:style>
    <style:style style:parent-style-name="728" style:display-name="toc 5" style:family="paragraph" style:name="720">
      <style:paragraph-properties fo:margin-left="1.552cm" fo:margin-right="0cm" fo:text-indent="0cm" fo:margin-bottom="5pt"/>
    </style:style>
    <style:style style:parent-style-name="728" style:display-name="toc 6" style:family="paragraph" style:name="721">
      <style:paragraph-properties fo:margin-left="1.94cm" fo:margin-right="0cm" fo:text-indent="0cm" fo:margin-bottom="5pt"/>
    </style:style>
    <style:style style:parent-style-name="728" style:display-name="toc 7" style:family="paragraph" style:name="722">
      <style:paragraph-properties fo:margin-left="2.328cm" fo:margin-right="0cm" fo:text-indent="0cm" fo:margin-bottom="5pt"/>
    </style:style>
    <style:style style:parent-style-name="728" style:display-name="toc 8" style:family="paragraph" style:name="723">
      <style:paragraph-properties fo:margin-left="2.717cm" fo:margin-right="0cm" fo:text-indent="0cm" fo:margin-bottom="5pt"/>
    </style:style>
    <style:style style:parent-style-name="728" style:display-name="toc 9" style:family="paragraph" style:name="724">
      <style:paragraph-properties fo:margin-left="3.105cm" fo:margin-right="0cm" fo:text-indent="0cm" fo:margin-bottom="5pt"/>
    </style:style>
    <style:style style:parent-style-name="676" style:display-name="Placeholder Text" style:family="text" style:name="725">
      <style:paragraph-properties/>
      <style:text-properties fo:color="#666666"/>
    </style:style>
    <style:style style:parent-style-name="665" style:display-name="TOC Heading" style:family="paragraph" style:name="726">
      <style:paragraph-properties/>
    </style:style>
    <style:style style:parent-style-name="728" style:display-name="table of figures" style:family="paragraph" style:name="727">
      <style:paragraph-properties fo:margin-bottom="0pt"/>
    </style:style>
    <style:style style:class="default" style:display-name="Normal" style:family="paragraph" style:name="728">
      <style:paragraph-properties fo:line-height="115%" fo:margin-top="0pt" fo:margin-bottom="10pt"/>
      <style:text-properties/>
    </style:style>
    <style:style style:parent-style-name="728" style:display-name="No Spacing" style:family="paragraph" style:name="729">
      <style:paragraph-properties fo:line-height="100%" fo:margin-bottom="0pt"/>
    </style:style>
    <style:style style:parent-style-name="728" style:display-name="List Paragraph" style:family="paragraph" style:name="730">
      <style:paragraph-properties fo:margin-left="1.27cm" fo:margin-right="0cm" fo:text-indent="0cm"/>
    </style:style>
    <style:style style:parent-style-name="728" style:display-name="Standard" style:family="paragraph" style:name="731">
      <style:paragraph-properties fo:line-height="100%" fo:text-align="left" fo:margin-left="0cm" fo:margin-right="0cm" fo:text-indent="0cm" fo:margin-top="0pt" fo:margin-bottom="0pt" fo:border="none"/>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31" style:display-name="Text body" style:family="paragraph" style:name="732">
      <style:paragraph-properties fo:line-height="115%" fo:text-align="left" fo:margin-left="0cm" fo:margin-right="0cm" fo:text-indent="0cm" fo:margin-top="0pt" fo:margin-bottom="7pt" fo:border="none"/>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style:style style:parent-style-name="728" style:display-name="Bibliography 1" style:family="paragraph" style:name="733">
      <style:paragraph-properties style:line-height-at-least="24pt" fo:text-align="left" fo:margin-left="1.27cm" fo:margin-right="0cm" fo:text-indent="-1.27cm" fo:margin-top="0pt" fo:margin-bottom="0pt" fo:border="none"/>
      <style:text-properties fo:font-variant="normal" fo:text-transform="none" fo:color="#000000" style:text-line-through-type="none" fo:font-family="Liberation Serif" style:font-family-complex="Liberation Serif" fo:font-size="12pt" style:font-size-complex="12pt" fo:letter-spacing="0pt" fo:language="en" style:language-complex="hi" fo:country="GB" style:country-complex="IN" fo:font-style="normal" style:text-underline-type="none" style:text-underline-width="auto" fo:font-weight="normal" text:display="none"/>
    </style:style>
  </office:styles>
  <office:automatic-styles>
    <style:page-layout style:name="Mpm1">
      <style:page-layout-properties fo:page-width="21cm" fo:page-height="29.7cm" style:print-orientation="portrait" fo:margin-top="2cm" fo:margin-bottom="1.251cm" fo:margin-left="3.001cm" fo:margin-right="1.499cm"/>
    </style:page-layout>
    <style:page-layout style:name="Mpm2">
      <style:page-layout-properties fo:page-width="21cm" fo:page-height="29.7cm" style:print-orientation="portrait" fo:margin-top="2cm" fo:margin-bottom="1.251cm" fo:margin-left="2cm" fo:margin-right="2cm"/>
    </style:page-layout>
    <style:page-layout style:name="Mpm3">
      <style:page-layout-properties fo:page-width="21cm" fo:page-height="29.7cm" style:print-orientation="portrait" fo:margin-top="2cm" fo:margin-bottom="1.251cm" fo:margin-left="2cm" fo:margin-right="2cm"/>
    </style:page-layout>
    <style:page-layout style:name="Mpm4">
      <style:page-layout-properties fo:page-width="21cm" fo:page-height="29.7cm" style:print-orientation="portrait" fo:margin-top="2cm" fo:margin-bottom="1.251cm" fo:margin-left="2cm" fo:margin-right="2cm"/>
    </style:page-layout>
    <style:page-layout style:name="Mpm5">
      <style:page-layout-properties fo:page-width="21cm" fo:page-height="29.7cm" style:print-orientation="portrait" fo:margin-top="2cm" fo:margin-bottom="1.251cm" fo:margin-left="3.001cm" fo:margin-right="1.499cm"/>
    </style:page-layout>
  </office:automatic-styles>
  <office:master-styles>
    <style:master-page style:name="Standard" style:page-layout-name="Mpm1"/>
    <style:master-page style:name="MasterPage2" style:page-layout-name="Mpm2"/>
    <style:master-page style:name="MasterPage3" style:page-layout-name="Mpm3"/>
    <style:master-page style:name="MasterPage4" style:page-layout-name="Mpm4"/>
    <style:master-page style:name="MasterPage5"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9.2.1.43</meta:generator>
  </office:meta>
</office:document-meta>
</file>